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FFD000020A73256C191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adornments="Běžné" style:font-pitch="variable"/>
    <style:font-face style:name="Calibri2" svg:font-family="Calibri" style:font-adornments="Tučná kurzíva" style:font-pitch="variable"/>
    <style:font-face style:name="Calibri1" svg:font-family="Calibri" style:font-adornments="Tučné" style:font-pitch="variable"/>
    <style:font-face style:name="Nimbus Roman No9 L1" svg:font-family="'Nimbus Roman No9 L'" style:font-adornments="Běžné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, 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89cm" style:type="center"/>
          <style:tab-stop style:position="18.098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 fo:padding="0cm" fo:border-left="none" fo:border-right="none" fo:border-top="0.002cm solid #000000" fo:border-bottom="none"/>
    </style:style>
    <style:style style:name="P3" style:family="paragraph" style:parent-style-name="Mo_5f_NP1">
      <style:paragraph-properties fo:break-before="page"/>
    </style:style>
    <style:style style:name="P4" style:family="paragraph" style:parent-style-name="Mo_5f_NP3">
      <style:paragraph-properties fo:break-before="page"/>
    </style:style>
    <style:style style:name="P5" style:family="paragraph" style:parent-style-name="Mo_5f_NP1" style:master-page-name="">
      <style:paragraph-properties fo:margin-top="0.46cm" fo:margin-bottom="0.24cm" style:page-number="auto"/>
    </style:style>
    <style:style style:name="P6" style:family="paragraph" style:parent-style-name="Mo_5f_NP3">
      <style:paragraph-properties fo:margin-left="0cm" fo:margin-right="0cm" fo:text-indent="0cm" style:auto-text-indent="false"/>
    </style:style>
    <style:style style:name="P7" style:family="paragraph" style:parent-style-name="Normální_20_odsazený">
      <style:paragraph-properties fo:margin-left="0cm" fo:margin-right="0cm" fo:text-indent="0cm" style:auto-text-indent="false"/>
    </style:style>
    <style:style style:name="P8" style:family="paragraph" style:parent-style-name="Normální_20_odsazený">
      <style:paragraph-properties fo:margin-left="0cm" fo:margin-right="0cm" fo:text-indent="0cm" style:auto-text-indent="false"/>
      <style:text-properties fo:font-weight="bold" style:font-weight-asian="bold"/>
    </style:style>
    <style:style style:name="P9" style:family="paragraph" style:parent-style-name="Mo_5f_odrážkovaný_20_text">
      <style:paragraph-properties fo:margin-left="3.175cm" fo:margin-right="0cm" fo:text-indent="0cm" style:auto-text-indent="false"/>
    </style:style>
    <style:style style:name="P10" style:family="paragraph" style:parent-style-name="Normální_20_odsazený">
      <style:text-properties fo:font-weight="bold" style:font-weight-asian="bold" style:font-weight-complex="bold"/>
    </style:style>
    <style:style style:name="P11" style:family="paragraph" style:parent-style-name="Naz_5f_Mat_5f_Ot" style:master-page-name="Standard">
      <style:paragraph-properties style:page-number="auto"/>
    </style:style>
    <style:style style:name="P12" style:family="paragraph" style:parent-style-name="Contents_20_1">
      <style:paragraph-properties>
        <style:tab-stops>
          <style:tab-stop style:position="18.184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184cm" style:type="right" style:leader-style="dotted" style:leader-text="."/>
        </style:tab-stops>
      </style:paragraph-properties>
    </style:style>
    <style:style style:name="P14" style:family="paragraph" style:parent-style-name="Mo_5f_NP2" style:list-style-name="WW8Num9">
      <style:paragraph-properties fo:margin-left="0cm" fo:margin-right="0cm" fo:text-indent="0cm" style:auto-text-indent="false"/>
    </style:style>
    <style:style style:name="P15" style:family="paragraph" style:parent-style-name="Mo_5f_odrážkovaný_20_text" style:list-style-name="WW8Num8">
      <style:paragraph-properties fo:margin-left="0cm" fo:margin-right="0cm" fo:text-indent="0cm" style:auto-text-indent="false"/>
    </style:style>
    <style:style style:name="P16" style:family="paragraph" style:parent-style-name="Contents_20_3">
      <style:paragraph-properties>
        <style:tab-stops>
          <style:tab-stop style:position="18.18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Calibri3" fo:font-size="12pt" style:font-size-asian="12pt" style:font-name-complex="Times New Roman"/>
    </style:style>
    <style:style style:name="T5" style:family="text">
      <style:text-properties style:font-name="Calibri3" fo:font-size="12pt" fo:font-weight="bold" style:font-size-asian="12pt" style:font-weight-asian="bold" style:font-name-complex="Times New Roman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chnologie procesoru</text:p>
      <text:p text:style-name="Naz_5f_Mat_5f_Ot">Intel 8086</text:p>
      <text:table-of-content text:style-name="Sect1" text:name="Obsah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Mo_5f_NP1"/>
            <text:index-source-style text:style-name="Title"/>
          </text:index-source-styles>
          <text:index-source-styles text:outline-level="2">
            <text:index-source-style text:style-name="Mo_5f_NP2"/>
          </text:index-source-styles>
          <text:index-source-styles text:outline-level="3">
            <text:index-source-style text:style-name="Mo_5f_NP3"/>
          </text:index-source-styles>
        </text:table-of-content-source>
        <text:index-body>
          <text:p text:style-name="P12">Otázky<text:tab/> 1</text:p>
          <text:p text:style-name="P13">Logická struktura, princip činnosti, základní charakteristika, instrukční soubor<text:tab/>1</text:p>
          <text:p text:style-name="P13">Struktura registrů, adresace paměti, vstup/výstup<text:tab/>1</text:p>
          <text:p text:style-name="P13">Přerušovací systém<text:tab/>1</text:p>
          <text:p text:style-name="P12">Technologie procesoru – Intel 8086<text:tab/> 2</text:p>
          <text:p text:style-name="P13">1.Logická struktura, princip činnosti, základní charakteristika, instrukční soubor<text:tab/>2</text:p>
          <text:p text:style-name="P16">Základní vlastnosti<text:tab/>2</text:p>
          <text:p text:style-name="P16">BIU<text:tab/>2</text:p>
          <text:p text:style-name="P16">EU<text:tab/>2</text:p>
          <text:p text:style-name="P16">Instrukční soubor<text:tab/>3</text:p>
          <text:p text:style-name="P16">Instrukce<text:tab/>3</text:p>
          <text:p text:style-name="P16">Kódování instrukcí <text:tab/>4</text:p>
          <text:p text:style-name="P13">Struktura registrů, adresace paměti, vstup/výstup<text:tab/>4</text:p>
          <text:p text:style-name="P16">Struktura registrů <text:tab/>4</text:p>
          <text:p text:style-name="P16">Všeobecné registry<text:tab/>4</text:p>
          <text:p text:style-name="P16">Indexové a ukazatelové registry<text:tab/>5</text:p>
          <text:p text:style-name="P16">Segmentové registry<text:tab/>5</text:p>
          <text:p text:style-name="P16">Adresace paměti<text:tab/>5</text:p>
          <text:p text:style-name="P16">Adresace operandů <text:tab/>6</text:p>
          <text:p text:style-name="P16">Adresace operandů v paměti<text:tab/>6</text:p>
          <text:p text:style-name="P16">Vstup/Výstup<text:tab/>7</text:p>
          <text:p text:style-name="P13">Přerušovací systém<text:tab/>7</text:p>
          <text:p text:style-name="P16">Přerušovací systém<text:tab/>7</text:p>
          <text:p text:style-name="P16">Hardwarové provedení<text:tab/>7</text:p>
          <text:p text:style-name="P16">Popis funkce<text:tab/>7</text:p>
        </text:index-body>
      </text:table-of-content>
      <text:p text:style-name="P5">Otázky</text:p>
      <text:p text:style-name="Mo_5f_NP2">Logická struktura, princip činnosti, základní charakteristika, instrukční soubor</text:p>
      <text:p text:style-name="Mo_5f_odrážkovaný_20_text">Charakteristika, Napájecí napětí</text:p>
      <text:p text:style-name="Mo_5f_odrážkovaný_20_text">Charakteristika sběrnice</text:p>
      <text:p text:style-name="Mo_5f_odrážkovaný_20_text">BIU, EU</text:p>
      <text:p text:style-name="Mo_5f_odrážkovaný_20_text">Struktura registrů, Registr příznaků</text:p>
      <text:p text:style-name="Mo_5f_odrážkovaný_20_text">Instrukční sada, skupiny instrukcí</text:p>
      <text:p text:style-name="Mo_5f_NP2">Struktura registrů, adresace paměti, vstup/výstup</text:p>
      <text:p text:style-name="Mo_5f_odrážkovaný_20_text">Doplňující otázky</text:p>
      <text:p text:style-name="Mo_5f_odrážkovaný_20_text">Logická adresa, Adresa absolutní, relativní</text:p>
      <text:p text:style-name="Mo_5f_odrážkovaný_20_text">Adresace operandů</text:p>
      <text:p text:style-name="Mo_5f_odrážkovaný_20_text">Vstup/Výstup</text:p>
      <text:p text:style-name="Mo_5f_NP2">Přerušovací systém</text:p>
      <text:p text:style-name="Mo_5f_odrážkovaný_20_text">Účel, HW realizace</text:p>
      <text:p text:style-name="Mo_5f_odrážkovaný_20_text">Přerušení (maskovatelné, nemaskovatelné)</text:p>
      <text:p text:style-name="Mo_5f_odrážkovaný_20_text">Tabulka vektorů přerušení, Průběh přerušení</text:p>
      <text:p text:style-name="P3">Technologie procesoru – Intel 8086</text:p>
      <text:list text:style-name="WW8Num9">
        <text:list-item>
          <text:p text:style-name="P14">Logická struktura, princip činnosti, základní charakteristika, instrukční soubor</text:p>
        </text:list-item>
      </text:list>
      <text:p text:style-name="Mo_5f_NP3">Základní vlastnosti</text:p>
      <text:p text:style-name="P10">Úplná 16ti bitová paralelní universální procesorová jednotka</text:p>
      <text:p text:style-name="Normální_20_odsazený">Vyroben unipolární technologií HMOS</text:p>
      <text:p text:style-name="Normální_20_odsazený"><text:span text:style-name="T2">Pouzdro</text:span> DIL 40</text:p>
      <text:p text:style-name="Normální_20_odsazený">Ekvivalent cca <text:span text:style-name="T2">29 000 tranzistorů</text:span></text:p>
      <text:p text:style-name="Normální_20_odsazený"><text:span text:style-name="T2">Napájení +5V</text:span>, 275 mA max</text:p>
      <text:p text:style-name="Normální_20_odsazený">Vstupy a výstupy TTL úrovně</text:p>
      <text:p text:style-name="Normální_20_odsazený">Hodinový signál jednofázový</text:p>
      <text:p text:style-name="Standard"/>
      <text:p text:style-name="P10">20ti bitová adresová sběrnice dovoluje adresovat 1M paměti</text:p>
      <text:p text:style-name="P10">16ti bitová interní a 16 bitová (8mi bitová u 8088) externí datová sběrnice</text:p>
      <text:p text:style-name="Normální_20_odsazený"/>
      <text:p text:style-name="Normální_20_odsazený"><text:span text:style-name="T2">Základem architektury jsou 2 zřetězené subprocesory.</text:span> Pracují poměrně nezávisle a využívají překrytí fáze zápisu, čtení i výběru instrukce s fázemi vykonání instrukce předchozí. Výsledkem je zvětšení rychlosti a zmenšení nároků na rychlost hlavní paměti.</text:p>
      <text:p text:style-name="Mo_5f_NP3">BIU</text:p>
      <text:p text:style-name="Normální_20_odsazený">Zajišťuje styk s vnější sběrnicí, výpočet adresy a asynchronní výběr instrukcí(realizuje fázi vykonej). </text:p>
      <text:p text:style-name="Normální_20_odsazený">Funkčními bloky jednotky BIU jsou: </text:p>
      <text:list text:style-name="WW8Num8">
        <text:list-item>
          <text:list>
            <text:list-item>
              <text:list>
                <text:list-item>
                  <text:p text:style-name="P15">20 bitová sčítačka pro výpočet adresy(segment + offset = adresa)</text:p>
                </text:list-item>
                <text:list-item>
                  <text:p text:style-name="P15">programový čítač, vnitřní komunikační registry</text:p>
                </text:list-item>
                <text:list-item>
                  <text:p text:style-name="P15">4 segmentové registry(CS, DS, ES, SS)</text:p>
                </text:list-item>
                <text:list-item>
                  <text:p text:style-name="P15">logika řízení vnější sběrnice</text:p>
                </text:list-item>
                <text:list-item>
                  <text:p text:style-name="P15">fronta připravených instrukcí(realizovaná jako 6ti bajtová paměť FIFO).</text:p>
                </text:list-item>
              </text:list>
            </text:list-item>
          </text:list>
        </text:list-item>
      </text:list>
      <text:p text:style-name="Mo_5f_NP3">EU</text:p>
      <text:p text:style-name="Normální_20_odsazený">Vykonává připravené instrukce.</text:p>
      <text:p text:style-name="P10">Funkčními bloky jednotky jsou:</text:p>
      <text:list text:style-name="WW8Num8">
        <text:list-item text:start-value="1">
          <text:list>
            <text:list-item text:start-value="1">
              <text:list>
                <text:list-item text:start-value="1">
                  <text:p text:style-name="P15">ALU se třemi registry pro dočasné uložení operandů</text:p>
                </text:list-item>
                <text:list-item>
                  <text:p text:style-name="P15">registr příznaků</text:p>
                </text:list-item>
                <text:list-item>
                  <text:p text:style-name="P15">skupina registrů pro všeobecné použití(4 registry HL, dva registry ukazatelů, dva indexní registry)</text:p>
                </text:list-item>
                <text:list-item>
                  <text:p text:style-name="P15">logika realizace instrukcí provedená jako mikroprogram</text:p>
                </text:list-item>
                <text:list-item>
                  <text:p text:style-name="P15">logika řízení vnitřní sběrnice a vnitřní synchronizace, která mění vnější hodinový signál v posloupnosti interních řídících impulzů.</text:p>
                </text:list-item>
              </text:list>
            </text:list-item>
          </text:list>
        </text:list-item>
      </text:list>
      <text:p text:style-name="P7"/>
      <text:p text:style-name="P10">Registr příznaků:</text:p>
      <text:list text:style-name="WW8Num8">
        <text:list-item text:start-value="1">
          <text:list>
            <text:list-item text:start-value="1">
              <text:list>
                <text:list-item text:start-value="1">
                  <text:p text:style-name="P15">má 9 jednobitových indikátorů uspořádaných v 16 bitovém slově:</text:p>
                </text:list-item>
                <text:list-item>
                  <text:p text:style-name="P15"><text:span text:style-name="T2">CF</text:span> – přenos (carry)</text:p>
                </text:list-item>
                <text:list-item>
                  <text:p text:style-name="P15"><text:span text:style-name="T2">PF</text:span> – parita výsledku je sudá (parity)</text:p>
                </text:list-item>
                <text:list-item>
                  <text:p text:style-name="P15"><text:span text:style-name="T2">AF</text:span> – přenos z nižšího nibble AL registru (auxiliary)</text:p>
                </text:list-item>
                <text:list-item>
                  <text:p text:style-name="P15"><text:span text:style-name="T2">ZF</text:span> – výsledek je nulový (zero)</text:p>
                </text:list-item>
                <text:list-item>
                  <text:p text:style-name="P15"><text:span text:style-name="T2">SF</text:span> – nastaví se znaménko, když je záporné (sign)</text:p>
                </text:list-item>
                <text:list-item>
                  <text:p text:style-name="P15"><text:span text:style-name="T2">OF</text:span> – aritmetické přeplnění (overflow)</text:p>
                </text:list-item>
                <text:list-item>
                  <text:p text:style-name="P15"><text:span text:style-name="T2">DF</text:span> – autodekrementace (direction)</text:p>
                </text:list-item>
                <text:list-item>
                  <text:p text:style-name="P15"><text:span text:style-name="T2">IF</text:span> – povolení přerušení (interrupt)</text:p>
                </text:list-item>
                <text:list-item>
                  <text:p text:style-name="P15"><text:span text:style-name="T2">TF</text:span> – krokovací režim (trap)</text:p>
                </text:list-item>
              </text:list>
            </text:list-item>
          </text:list>
        </text:list-item>
      </text:list>
      <text:p text:style-name="P4">Instrukční soubor</text:p>
      <text:p text:style-name="Normální_20_odsazený">Instrukční soubor obsahuje 133 instrukcí, které dovolují zpracovávat jak 8-bitové tak i 16-bitové datové položky.</text:p>
      <text:p text:style-name="Normální_20_odsazený">Instrukce může mít jeden, dva nebo žádný operand. Délka instrukce je proměnná v rozmezí </text:p>
      <text:p text:style-name="Normální_20_odsazený">1 - 6 bajtů.</text:p>
      <text:p text:style-name="Normální_20_odsazený">Prvý bajt vždy obsahuje instrukční kód, ostatní bajty nesou informaci o adresách operandů. </text:p>
      <text:p text:style-name="Normální_20_odsazený">Prvý bajt také obsahuje speciální pole(bit W = 1 slovo) určující, zda instrukce zpracovává bait nebo slovo. </text:p>
      <text:p text:style-name="Normální_20_odsazený">Procesor je schopen realizovat většinu známých adresových módů.</text:p>
      <text:p text:style-name="Mo_5f_NP3">Instrukce</text:p>
      <text:p text:style-name="P8">Skupina 0.</text:p>
      <text:p text:style-name="Normální_20_odsazený"><text:span text:style-name="T1">Základní podskupinu</text:span> představují dyadické instrukce, aritmeticko-logické: ADD, OR, ADC, SVV, AND, SUB, XOR, CMP. Provedení je modifikováno: BYTE/WORD, Z/DO paměti a akumulátor s bezprostředním operandem. Celkem 48 instrukcí(6x8).</text:p>
      <text:p text:style-name="Normální_20_odsazený"><text:span text:style-name="T1">Druhou podskupinu</text:span> tvoří 4 pomocné aritmeticko-logické instrukce: AAA, AAS, DAA, DAS (úpravy při práci s čísly ve formátu BCD)</text:p>
      <text:p text:style-name="Normální_20_odsazený"><text:span text:style-name="T1">Třetí podskupinu</text:span> obsahuje 8 jednobitových instrukcí po uložení/vytažení obsahu segmentových registrů do/ze zásobníku(2x4).</text:p>
      <text:p text:style-name="Normální_20_odsazený">Do poslední podskupiny patří jednobajtové prefixy pro změnu implicitního přiřazení segmentových registrů(4).</text:p>
      <text:p text:style-name="Normální_20_odsazený">Celkem skupina 0 obsahuje 64 instrukcí.</text:p>
      <text:p text:style-name="P7"/>
      <text:p text:style-name="P8">Skupina 1.</text:p>
      <text:p text:style-name="Normální_20_odsazený">Skládá se ze dvou podskupin.</text:p>
      <text:p text:style-name="Normální_20_odsazený"><text:span text:style-name="T1">Prvá podskupina</text:span> je tvořena jednobajtovými instrukcemi nad šestnáctibitovými registry: INC, DEX, PUSH, POP (4x8=32 instrukcí).</text:p>
      <text:p text:style-name="Normální_20_odsazený"><text:span text:style-name="T1">Druhá podskupina</text:span> obsahuje instrukce pro podmíněné skoky. Instrukcí je 16(2x8) a jsou dvoubajtové. Druhý bait tvoří konstanta (+- 128). Jedná se tedy o instrukce pro krátký skok v rámci segmentu. Adresa skoku je relativní k IP (IP+-128).</text:p>
      <text:p text:style-name="P7"/>
      <text:p text:style-name="P8">Skupina 2.</text:p>
      <text:p text:style-name="Normální_20_odsazený">Velmi komplexní, skládá se z osmi podskupin.</text:p>
      <text:p text:style-name="Normální_20_odsazený"><text:span text:style-name="T1">Podskupinu 0</text:span> tvoří dyadické, aritmeticko-logické operace s bezprostředním operandem ADD, OR, ADC, SBB, AND, SUB, XOR, CMP. Provedení je opět modifikováno Byte/Word s tím, že u aritmetických operací může být bezprostřední operand typu BYTE, ale operace je WORD.</text:p>
      <text:p text:style-name="Normální_20_odsazený">Podskupinu 0<text:span text:style-name="T1"> </text:span>(20x) tedy tvoří dyadické, aritmeticko-logické operace s bezprostředním operandem.</text:p>
      <text:p text:style-name="Normální_20_odsazený">Co se má provést je kódováno polem REG druhého bajtu (instrukce pracují s bezprostředním operandem a toto pole je tedy nevyužito).</text:p>
      <text:p text:style-name="Normální_20_odsazený">Provedení je opět modifikováno BYTE/WORD s tím, že u aritmetických operací může být bezprostřední operand typu BYTE, ale operace je WORD (u logických operací to není možné). Využity jsou jen některé kombinace (200, 201, 203) některé jsou nelogické (202) a zbyle jsou obsazeny instrukcemi TEST a XCHG.</text:p>
      <text:p text:style-name="Normální_20_odsazený"><text:span text:style-name="T1">Podskupina 1</text:span> (21x) realizuje přesun dat mezi registrem a pamětí. Opět modifikace BYTE/WORD. Jako registr muže být použit i registr segmentový (214 a 216).</text:p>
      <text:p text:style-name="Normální_20_odsazený"><text:span text:style-name="T1">Podskupina 2</text:span> (22x) obsahuje instrukce typu WORD, výměny položek mezi akumulátorem a jiným registrem (XCHG). Kombinace 220 má zvláštní význam a interpretuje se jako NOP (XCHG AX, AX nemá smysl). Přesuny pokračují v podskupině 4.</text:p>
      <text:p text:style-name="Normální_20_odsazený"><text:span text:style-name="T1">Podskupina 4</text:span> (24x). Akumulátorové provedení (240 – 243ú s přímou adresací operandu v paměti. Zbývající kombinace kódují instrukce přesunu a porovnání řetězců znaků (244 – 247).</text:p>
      <text:p text:style-name="Normální_20_odsazený"><text:span text:style-name="T1">Podskupina 5</text:span> (tedy 25) definuje operace s řetězci znaků: STOS, LODS, SCAS. Modifikace BYTE/WORD.</text:p>
      <text:p text:style-name="Normální_20_odsazený"><text:span text:style-name="T1">Podskupina 6</text:span> (24) obsahuje instrukce přesunu bajtových datových položek (bezprostřední operand) do registrů (8 bitové registry pro všeobecné použití)</text:p>
      <text:p text:style-name="Normální_20_odsazený"><text:span text:style-name="T1">Podskupina 7</text:span> (27x) totéž s tím rozdílem, že se jedná o slova (a 16ti bitové registry)</text:p>
      <text:p text:style-name="Normální_20_odsazený"/>
      <text:p text:style-name="Normální_20_odsazený"/>
      <text:p text:style-name="P8"><text:soft-page-break/>Skupina 3. </text:p>
      <text:p text:style-name="Normální_20_odsazený"><text:span text:style-name="T1">Podskupina 2</text:span> (tedy 32x) obsahuje operace posunů. V prvém bajtu je zakódován způsob provedení posunu: BYTE/WORD, jednou/vícekrát a pole REG druhého bajtu specifikují operaci (doleva, doprava, logicky, aritmeticky, rotace). Princip stejný jako ve skupině 20x.</text:p>
      <text:p text:style-name="Normální_20_odsazený"><text:span text:style-name="T1">Podskupina 4</text:span> (tedy 34x) kóduje instrukce pro iterace, modifikace instrukce LOOP, 340-343 a operace vstupu/výstupu (IN, OUT, 344-347)<text:span text:style-name="T3">. </text:span>Podskupina 5 (35x), definuje instrukce pro předávání řízení s návratem (CALL) a bez návratu (JMP). Podskupina 6 (36x) zahrnuje jednak prefixy opakování instrukce (REP), jednak komplexní aritmetické operace (násobení a dělení s/bez znaku).</text:p>
      <text:p text:style-name="Normální_20_odsazený"><text:span text:style-name="T1">Podskupina 7</text:span> (37x) jsou jednobajtové instrukce pro manipulace s příznaky (nastavení, nulování). Zcela zvláštní postavení má sekvence 33x (nazývaná ESC). V zásadě říká, že kód, který následuje není určen přímo procesoru, ale má jej vykonat jiná (externí) jednotka (koprocesor).</text:p>
      <text:p text:style-name="Mo_5f_NP3">Kódování instrukcí </text:p>
      <text:p text:style-name="Normální_20_odsazený">u tohoto procesoru neexistuje vztah mezi mnemonikou instrukce a její číselnou reprezentací. Důvody jsou 2:</text:p>
      <text:list text:style-name="WW8Num8">
        <text:list-item text:start-value="1">
          <text:list>
            <text:list-item text:start-value="1">
              <text:list>
                <text:list-item text:start-value="1">
                  <text:p text:style-name="P15">procesor má komplexní instrukční sadu(CISC). Vykonání instrukcí je složitá posloupnost úkonů a je proto řízená mikroprogramem, nikoli dekódovací logikou. </text:p>
                </text:list-item>
                <text:list-item>
                  <text:p text:style-name="P15">instrukční sada byla navržena tak, aby výsledný kód byl co nejkratší. Často používané instrukce jsou kódovány takovou formou, aby byly krátké. Tedy cosi jako komprimace. Instrukce mají proměnnou délku(16bajtů). </text:p>
                </text:list-item>
              </text:list>
            </text:list-item>
          </text:list>
        </text:list-item>
      </text:list>
      <text:p text:style-name="Normální_20_odsazený">V zásadě lze vydělit dvě základní skupiny instrukcí: Jednobajtové a vícebajtové. OP kód je vždy prvý bajt nebo prvé dva bajty.</text:p>
      <text:p text:style-name="Mo_5f_NP2">Struktura registrů, adresace paměti, vstup/výstup</text:p>
      <text:p text:style-name="Mo_5f_NP3">Struktura registrů </text:p>
      <text:p text:style-name="Normální_20_odsazený">Registry jsou paměťová místa umístěná v mikroprocesoru. Procesor má 14 šestnácti bitových registrů <text:s text:c="38"/></text:p>
      <text:p text:style-name="Standard"><text:s text:c="4"/><text:tab/><text:tab/><text:tab/> <draw:frame draw:style-name="fr1" draw:name="obrázky1" text:anchor-type="as-char" svg:width="9.627cm" svg:height="9.788cm" draw:z-index="0"><draw:image xlink:href="Pictures/2000000700001FFD000020A73256C191.wmf" xlink:type="simple" xlink:show="embed" xlink:actuate="onLoad"/></draw:frame></text:p>
      <text:p text:style-name="P7"/>
      <text:p text:style-name="P6">Všeobecné registry</text:p>
      <text:p text:style-name="Normální_20_odsazený"><text:span text:style-name="T2">AH, AL</text:span> <text:tab/>střadač (akumulátor)<text:line-break/><text:span text:style-name="T2">BH, BL </text:span><text:tab/>báze<text:line-break/><text:span text:style-name="T2">CH, CL </text:span><text:tab/>čítač<text:line-break/><text:span text:style-name="T2">DH, DL </text:span><text:tab/>data</text:p>
      <text:p text:style-name="Normální_20_odsazený">Lze je používat jako dvojice 8mi bitových registrů AH je pro vyšších 8 bitů, AL je pro nižších 8 bitů</text:p>
      <text:p text:style-name="Normální_20_odsazený">Tyto registry se používají převážně pro aritmetické operace.</text:p>
      <text:p text:style-name="Normální_20_odsazený"><text:soft-page-break/>Speciálně je pro ně určen registr <text:span text:style-name="T2">AX</text:span> (akumulátor), řada instrukcí pracuje převážně jen s tímto registrem. </text:p>
      <text:p text:style-name="Normální_20_odsazený"><text:span text:style-name="T2">BX</text:span> se používá především k výpočtu adresy v některých adresových módech. </text:p>
      <text:p text:style-name="Normální_20_odsazený"><text:span text:style-name="T2">CX</text:span> je čítač, používá se u instrukcí s opakováním. </text:p>
      <text:p text:style-name="Normální_20_odsazený"><text:span text:style-name="T2">DX</text:span> je datový registr a nemá speciální funkci.</text:p>
      <text:p text:style-name="Mo_5f_NP3">Indexové a ukazatelové registry</text:p>
      <text:p text:style-name="Normální_20_odsazený"><text:span text:style-name="T2">SP</text:span> <text:tab/>ukazatel zásobníku<text:line-break/><text:span text:style-name="T2">BP</text:span> <text:tab/>ukazatel báze<text:line-break/><text:span text:style-name="T2">SI </text:span><text:tab/>index zdrojové adresy<text:line-break/><text:span text:style-name="T2">DI</text:span> <text:tab/>index cílové adresy</text:p>
      <text:p text:style-name="Normální_20_odsazený"><text:span text:style-name="Kód_20_HTML"><text:span text:style-name="T4"/></text:span></text:p>
      <text:p text:style-name="Normální_20_odsazený">Tyto registry se nejčastěji používají pro adresaci dat. </text:p>
      <text:p text:style-name="Normální_20_odsazený">Indexové registry mají specifikovaný způsob využití. </text:p>
      <text:p text:style-name="Normální_20_odsazený"><text:span text:style-name="T2">SP</text:span> (ukazatel zásobníku) obsahuje hodnotu offsetu zásobníku mikroprocesoru a používá se při práci se zásobníkem a voláním podprogramu.</text:p>
      <text:p text:style-name="Normální_20_odsazený"><text:span text:style-name="T2">BP</text:span> je určen k adresování dat hlavní paměti. Při spolupráci s vyšším programovacím jazykem je využíván jako ukazatel na parametry volané procedury. </text:p>
      <text:p text:style-name="Normální_20_odsazený"><text:span text:style-name="T2">SI</text:span> a <text:span text:style-name="T2">DI</text:span> se využívají při přenosech boku dat a při přístupu do paměti.</text:p>
      <text:p text:style-name="Mo_5f_NP3">Segmentové registry</text:p>
      <text:p text:style-name="Normální_20_odsazený"><text:span text:style-name="Kód_20_HTML"><text:span text:style-name="T5">CS</text:span></text:span><text:span text:style-name="Kód_20_HTML"><text:span text:style-name="T4"> <text:tab/>segmentový registr programu (Code Segment)</text:span></text:span><text:line-break/><text:span text:style-name="Kód_20_HTML"><text:span text:style-name="T5">DS</text:span></text:span><text:span text:style-name="Kód_20_HTML"><text:span text:style-name="T4"> <text:tab/>segmentový registr dat (Data Segment)</text:span></text:span><text:line-break/><text:span text:style-name="Kód_20_HTML"><text:span text:style-name="T5">SS</text:span></text:span><text:span text:style-name="Kód_20_HTML"><text:span text:style-name="T4"> <text:tab/>segmentový registr zásobníku (Stack Segment)</text:span></text:span><text:line-break/><text:span text:style-name="Kód_20_HTML"><text:span text:style-name="T5">ES </text:span></text:span><text:span text:style-name="Kód_20_HTML"><text:span text:style-name="T4"><text:tab/>pomocný registr (Extra Segment)</text:span></text:span></text:p>
      <text:p text:style-name="Normální_20_odsazený"><text:span text:style-name="Kód_20_HTML"><text:span text:style-name="T5">IP</text:span></text:span><text:span text:style-name="Kód_20_HTML"><text:span text:style-name="T4"><text:tab/>instruction pointer</text:span></text:span></text:p>
      <text:p text:style-name="Normální_20_odsazený"/>
      <text:p text:style-name="Normální_20_odsazený"><text:span text:style-name="T2">CS</text:span> je nejdůležitější, jelikož obsahuje segmentovou část adresy právě běžícího programu. </text:p>
      <text:p text:style-name="Normální_20_odsazený"><text:span text:style-name="T2">DS</text:span> je určen k adresování dat v hlavní paměti, tzn., že pokud instrukce pracuje s daty v hlavní paměti, je určen právě tento registr. </text:p>
      <text:p text:style-name="Normální_20_odsazený"><text:span text:style-name="T2">SS</text:span> ukazuje na segment strojového zásobníku. </text:p>
      <text:p text:style-name="Normální_20_odsazený"><text:span text:style-name="T2">SS</text:span> a <text:span text:style-name="T2">SP</text:span> je přesná adresa strojového zásobníku v hlavní paměti. Jde využit u instrukcí, které pracují se zásobníkem. </text:p>
      <text:p text:style-name="Normální_20_odsazený"><text:span text:style-name="T2">ES</text:span> je využíván při přesunech dat, jinak je volně k dispozici. </text:p>
      <text:p text:style-name="Normální_20_odsazený"><text:span text:style-name="T2">IP</text:span> - tento registr obsahuje offsetovou část adresy právě zpracovávané instrukce.</text:p>
      <text:p text:style-name="Mo_5f_NP3">Adresace paměti</text:p>
      <text:p text:style-name="Normální_20_odsazený">Mikroprocesor pracuje s 20 bitovou adresou.</text:p>
      <text:p text:style-name="Normální_20_odsazený">Nejmenší adresovatelnou jednotkou je bait.</text:p>
      <text:p text:style-name="Normální_20_odsazený">Primární (operační) paměť má tedy kapacitu 1 048 576 baitů.</text:p>
      <text:p text:style-name="Normální_20_odsazený">Architektura předpokládá, že paměť je přístupná v logických blocích – segmentech.</text:p>
      <text:p text:style-name="Normální_20_odsazený">Segment je logická konstrukce – fyzicky je paměť souvislý lineární prostor.</text:p>
      <text:p text:style-name="Normální_20_odsazený">Segment je blok paměti o délce 64 kB.</text:p>
      <text:p text:style-name="Normální_20_odsazený">Počátek segmentu je definován obsahem příslušného segmentového registru.</text:p>
      <text:p text:style-name="Normální_20_odsazený">Adresa je 20ti bitová, segmentový registr je sice fyzicky 16ti bitový ale logicky je až 20ti bitový – zcela vpravo jsou 4 nevyjádřené bity (nejmenší krok v segmentovém registru je 16).</text:p>
      <text:p text:style-name="Normální_20_odsazený">Adresa segmentu vždy leží na adrese na adrese dělitelné 16ti.</text:p>
      <text:p text:style-name="Normální_20_odsazený">Procesor má 4 segmentové registry.</text:p>
      <text:p text:style-name="Normální_20_odsazený">V daný okamžik má přístup k 4 x 64.</text:p>
      <text:p text:style-name="Normální_20_odsazený">Segment je logická konstrukce – segmenty se mohou navzájem částečně překrývat.</text:p>
      <text:p text:style-name="Normální_20_odsazený"/>
      <text:p text:style-name="Normální_20_odsazený">Adresu položky v primární paměti lze vyjádřit několika způsoby:</text:p>
      <text:list text:style-name="WW8Num8">
        <text:list-item text:start-value="1">
          <text:list>
            <text:list-item text:start-value="1">
              <text:list>
                <text:list-item text:start-value="1">
                  <text:p text:style-name="P15">Logická adresa je dvousložková a zapisuje se jako dvě 16ti bitové hodnoty <text:s/><text:span text:style-name="T2">segment : offset</text:span></text:p>
                </text:list-item>
                <text:list-item>
                  <text:p text:style-name="P15">Lineární adresa se z adresy logické získá posunutím segmentové části o 4 bity doleva (násobením 16ti) a přičtením offsetové části adresy</text:p>
                </text:list-item>
                <text:list-item>
                  <text:p text:style-name="P15"><text:soft-page-break/>Finální je adresa fyzická – hodnota, která je vystavena v registru MAR. Na procesoru 8086 se lineární adresa rovná fyzické. Přepočet logické adresy na lineární provádí BIU.</text:p>
                </text:list-item>
              </text:list>
            </text:list-item>
          </text:list>
        </text:list-item>
      </text:list>
      <text:p text:style-name="P9"/>
      <text:p text:style-name="Normální_20_odsazený">Členění operační paměti na segmenty není samoúčelné, protože vychází z programátorského pohledu na paměť. </text:p>
      <text:p text:style-name="Normální_20_odsazený">Programátor předpokládá, že program zavedený do paměti bude rozdělen na text(kód), data(proměnné a konstanty) a zásobník.</text:p>
      <text:p text:style-name="Normální_20_odsazený">Jednosložková adresa(lineární) je adresa absolutní. </text:p>
      <text:p text:style-name="Normální_20_odsazený">Dvousložková adresa je relativní způsob adresace – offset je relativní vzdálenost od počátku segmentu. V momentě kompilace programu nikdy nevíme na jakou adresu v paměti bude při vykonání program zaveden.</text:p>
      <text:p text:style-name="Normální_20_odsazený">Adresy proměnných – relativní od začátku bloku na kterém jsou uloženy. </text:p>
      <text:p text:style-name="Normální_20_odsazený">Po spuštění programu bude blok proměnných vložen do datového segmentu a správná absolutní adresa všech proměnných se získá nastavením jediné hodnoty – adresou v segmentovém registru. Dvousložková adresa řeší i problém bezpečnosti.</text:p>
      <text:p text:style-name="Mo_5f_NP3">Adresace operandů </text:p>
      <text:p text:style-name="Normální_20_odsazený">mikroprocesor umožňuje adresovat operandy v instrukcích 24 způsoby. </text:p>
      <text:p text:style-name="Normální_20_odsazený">Operandy mohou být v registrech, paměti, I/O registrech( portech ) nebo být součástí instrukce. Pro dynamické instrukce platí: pouze jeden operand může být uložen v paměti a výsledek prvý z operandů přepíše.</text:p>
      <text:p text:style-name="Mo_5f_NP3">Adresace operandů v paměti</text:p>
      <text:p text:style-name="Normální_20_odsazený">Adresa paměťového místa je dvousložková ve tvaru segment : offset. </text:p>
      <text:p text:style-name="Normální_20_odsazený">Instrukce pracují s pamětí, tedy používají relativní (logickou) adresu. </text:p>
      <text:p text:style-name="Normální_20_odsazený">Paměťový subsystém naopak používá adresy absolutní. </text:p>
      <text:p text:style-name="Normální_20_odsazený">Přepočet adresy relativní na absolutní provádí BIU. </text:p>
      <text:p text:style-name="Normální_20_odsazený">Segmentové registry se přiřazují implicitně a v instrukcích se proto neuvádějí. </text:p>
      <text:p text:style-name="Normální_20_odsazený">Existuje však možnost, dané přiřazení přepsat předřazením jednobajtového prefixu změny segmentového (tvar 00188110).</text:p>
      <text:p text:style-name="Normální_20_odsazený">Program vždy pracuje pouze s 16ti bitovými adresami. </text:p>
      <text:p text:style-name="Normální_20_odsazený">Offsetová část adresy operandu je obecně vícesložková. </text:p>
      <text:p text:style-name="Normální_20_odsazený">Může se skládat z posunutí, báze a indexu. </text:p>
      <text:p text:style-name="Normální_20_odsazený">Posunutí je konstanta, která je součástí instrukce. Má velikost jeden nebo dva bajty. </text:p>
      <text:p text:style-name="Normální_20_odsazený">Hodnota indexuje v určeném indexovém registru a hodnota báze v registru bázovém.</text:p>
      <text:p text:style-name="Normální_20_odsazený">Obsah registru je proměnný; konečnou platnost má hodnota která je v těchto registrech uložená v momentě vykonání instrukce. </text:p>
      <text:p text:style-name="Normální_20_odsazený">EU procesoru v příslušné fázi realizaci instrukce sečte jmenované hodnoty(posunutí + báze + index) a získá finální hodnotu offsetu – efektivní adresu, kterou předá BIU.</text:p>
      <text:p text:style-name="Normální_20_odsazený">Ta posune a přičte obsah příslušného segmentového registru a získá adresu lineární. </text:p>
      <text:p text:style-name="P10">Možné kombinace:</text:p>
      <text:list text:style-name="WW8Num8">
        <text:list-item text:start-value="1">
          <text:list>
            <text:list-item text:start-value="1">
              <text:list>
                <text:list-item text:start-value="1">
                  <text:p text:style-name="P15">pouze posunutí(přímá adresace)</text:p>
                </text:list-item>
                <text:list-item>
                  <text:p text:style-name="P15">pouze index</text:p>
                </text:list-item>
                <text:list-item>
                  <text:p text:style-name="P15">pouze báze</text:p>
                </text:list-item>
                <text:list-item>
                  <text:p text:style-name="P15">báze a posunutí</text:p>
                </text:list-item>
                <text:list-item>
                  <text:p text:style-name="P15">index a posunutí</text:p>
                </text:list-item>
                <text:list-item>
                  <text:p text:style-name="P15">báze a index a báze.</text:p>
                </text:list-item>
              </text:list>
            </text:list-item>
          </text:list>
        </text:list-item>
      </text:list>
      <text:p text:style-name="Normální_20_odsazený">Zřejmým důsledkem kompilovaného způsobu získání offsetové části adresy je prodloužení doby vykonání instrukce o cykly potřebné k výpočtu efektivní adresy.</text:p>
      <text:p text:style-name="Normální_20_odsazený">Jedinou výjimkou z pravidla o jednom operandu v paměti je instrukce pro přesun řetězce znaků(bloků dat). Odkud se data přesouvají(zdroj) udává dvojice DS:SI, místo přesunu(cíle) je určeno ES:DI. Instrukce sama nemá operandy – jsou dány obsahy registrů.</text:p>
      <text:p text:style-name="Mo_5f_NP3"/>
      <text:p text:style-name="P4">Vstup/Výstup</text:p>
      <text:p text:style-name="Normální_20_odsazený">Mikroprocesor může pro styk s vnějšími zařízeními používat V/V brány adresování odděleně od hlavní paměti (isolated IO). Může komunikovat buď po 8 nebo 16 bitech. Má přístup k 64K 8mi bitových nebo 32K 16ti bitových bran. Pro adresování bran (sudá-lichá) platí stejná doporučení a omezení jako při adresování paměti.</text:p>
      <text:p text:style-name="Mo_5f_NP2">Přerušovací systém</text:p>
      <text:p text:style-name="Mo_5f_NP3">Přerušovací systém</text:p>
      <text:p text:style-name="Normální_20_odsazený">Přerušení je obecně asynchronní událost, která způsobí pozastavení probíhajícího procesu a umožní spuštění procesu jiného.</text:p>
      <text:p text:style-name="Normální_20_odsazený">Zdroj signálu inicializujícího přerušení může být:</text:p>
      <text:list text:style-name="WW8Num8">
        <text:list-item text:start-value="1">
          <text:list>
            <text:list-item text:start-value="1">
              <text:list>
                <text:list-item text:start-value="1">
                  <text:p text:style-name="P15">Vnější (třeba z periferie)</text:p>
                </text:list-item>
                <text:list-item>
                  <text:p text:style-name="P15">Vnitřní (softwarové přerušení)</text:p>
                </text:list-item>
              </text:list>
            </text:list-item>
          </text:list>
        </text:list-item>
      </text:list>
      <text:p text:style-name="Normální_20_odsazený">Po příchodu signálu přerušení je běžná sekvence instrukcí dočasně přerušena řízení je předáno rutině obsluhy (interrupt handler)</text:p>
      <text:p text:style-name="Normální_20_odsazený">Obsluha přerušení vyžaduje provedení určitých operací navíc (režie přerušení) a to zpotřebovává jak paměť tak i čas.</text:p>
      <text:p text:style-name="Normální_20_odsazený">Nákladné je hlavně zabezpečení neměnnosti pracovního prostředí přerušeného procesu, tak aby byla zajištěna kontinuita procesu.</text:p>
      <text:p text:style-name="Normální_20_odsazený">Určitou dobu také trvá samostatná operace přepnutí procesů. </text:p>
      <text:p text:style-name="Normální_20_odsazený">Každý zdroj přerušení má svou obslužnou rutinu.</text:p>
      <text:p text:style-name="Normální_20_odsazený">Adresy vstupních bodů těchto rutin se nazývají vektory přerušení a jsou uspořádány do tabulky uložené v paměti od adresy nula.</text:p>
      <text:p text:style-name="Normální_20_odsazený">Vnější přerušení z různých zdrojů mohou běžně vzniknout ve stejný časový okamžik.</text:p>
      <text:p text:style-name="Normální_20_odsazený">Pořadí důležitosti v jakém se přerušení obsluhuje určuje priorita přerušení a je řízena hardwarově.</text:p>
      <text:p text:style-name="Mo_5f_NP3">Hardwarové provedení</text:p>
      <text:p text:style-name="Normální_20_odsazený">Procesor 8086 má pro příjem signálů vnějšího přerušení 2 vývody.</text:p>
      <text:p text:style-name="Normální_20_odsazený">Vývod 17, označovaný jako MNI(nemaskovatelné přerušení) slouží k signalizaci fatálních událostí. </text:p>
      <text:p text:style-name="Normální_20_odsazený">Signál nelze ignorovat(zamaskovat, odstínit), protože oznamuje katastrofické stavy systému(chyba parity paměti, sběrnice)</text:p>
      <text:p text:style-name="Normální_20_odsazený">Procesor na ně musí okamžitě reagovat.</text:p>
      <text:p text:style-name="Normální_20_odsazený">Na vývod 18, označený jako INTR, je připojen programový kontrolér přerušení(PIC).</text:p>
      <text:p text:style-name="Normální_20_odsazený">Má 8 stupňů a obvody lze řadit do kaskády.</text:p>
      <text:p text:style-name="Normální_20_odsazený">Další přerušení realizované hardwarově slouží k ladění. </text:p>
      <text:p text:style-name="Normální_20_odsazený">Nastavením TF v registru příznaků přijde procesor do krokovacího režimu, tj. při každém vykonání instrukce dojde k přerušení.</text:p>
      <text:p text:style-name="Normální_20_odsazený">Obslužná rutina aktivuje ladící systém, který stanoví co se vykonáváním instrukce změnilo.</text:p>
      <text:p text:style-name="Normální_20_odsazený">Další čistě HW přerušení je reakce na dělení nulou a přetečení. </text:p>
      <text:p text:style-name="Normální_20_odsazený">Tabulka rezervovaných vektorů přerušení obsahuje 32 vektorů.</text:p>
      <text:p text:style-name="Mo_5f_NP3">Popis funkce</text:p>
      <text:p text:style-name="Normální_20_odsazený">Při vzniku přerušení se provedou následující operace:</text:p>
      <text:list text:style-name="WW8Num8">
        <text:list-item text:start-value="1">
          <text:list>
            <text:list-item text:start-value="1">
              <text:list>
                <text:list-item text:start-value="1">
                  <text:p text:style-name="P15">Dokončí se rozpracovaná instrukce, přerušení se uplatní až po dokončení instrukce.</text:p>
                </text:list-item>
                <text:list-item>
                  <text:p text:style-name="P15">Uloží se do zásobníku registr příznaků.</text:p>
                </text:list-item>
                <text:list-item>
                  <text:p text:style-name="P15">V registru příznaků se vynulují bity IF a TF. Do zásobníku se uloží registr CS a registr se naplní z adres N*4+2. Do zásobníku se uloží IP a registr se naplní N*4</text:p>
                </text:list-item>
              </text:list>
            </text:list-item>
          </text:list>
        </text:list-item>
      </text:list>
      <text:p text:style-name="Normální_20_odsazený">Programátor v rutině obsluhy přerušení musí uschovat obsah všech registrů, které hodlá použít. Přerušovací systém je možno při obsluze přerušení aktivovat a dovolit přerušení obsluhy obsluze přerušení.</text:p>
      <text:p text:style-name="Normální_20_odsazený">Návrat k přerušenému procesu se provede instrukcí IRET. </text:p>
      <text:p text:style-name="Normální_20_odsazený">Ta obnoví ze zásobníku IP, CS a registry příznak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" svg:font-family="Calibri" style:font-adornments="Běžné" style:font-pitch="variable"/>
    <style:font-face style:name="Calibri2" svg:font-family="Calibri" style:font-adornments="Tučná kurzíva" style:font-pitch="variable"/>
    <style:font-face style:name="Calibri1" svg:font-family="Calibri" style:font-adornments="Tučné" style:font-pitch="variable"/>
    <style:font-face style:name="Nimbus Roman No9 L1" svg:font-family="'Nimbus Roman No9 L'" style:font-adornments="Běžné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, 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Sans L" fo:font-size="11pt" fo:language="cs" fo:country="CZ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Arial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Sans L" fo:font-size="11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 style:font-name-complex="Tahoma2"/>
    </style:style>
    <style:style style:name="Heading_20_1" style:display-name="Heading 1" style:family="paragraph" style:parent-style-name="Standard" style:next-style-name="Seznam_20_s_20_odrážkami" style:class="text" style:default-outline-level="1">
      <style:paragraph-properties fo:margin-top="0.635cm" fo:margin-bottom="0.212cm" fo:keep-together="always" fo:keep-with-next="always"/>
      <style:text-properties fo:color="#800000"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eznam_20_s_20_odrážkami_20_3" style:class="text" style:default-outline-level="2">
      <style:paragraph-properties fo:margin-left="0.501cm" fo:margin-right="0cm" fo:margin-top="0.635cm" fo:margin-bottom="0.212cm" fo:keep-together="always" fo:text-indent="0cm" style:auto-text-indent="false" fo:keep-with-next="always"/>
      <style:text-properties fo:color="#0066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eznam_20_s_20_odrážkami_20_2" style:class="text" style:default-outline-level="3">
      <style:paragraph-properties fo:margin-left="1cm" fo:margin-right="0cm" fo:margin-top="0.423cm" fo:margin-bottom="0.106cm" fo:text-indent="0cm" style:auto-text-indent="false" fo:keep-with-next="always"/>
      <style:text-properties fo:color="#000080" style:font-name="Arial" fo:font-weight="bold" style:font-weight-asian="bold" style:font-name-complex="Arial" style:font-weight-complex="bold"/>
    </style:style>
    <style:style style:name="Seznam_20_s_20_odrážkami_20_3" style:display-name="Seznam s odrážkami 3" style:family="paragraph" style:parent-style-name="Standard">
      <style:paragraph-properties fo:margin-left="4.251cm" fo:margin-right="0cm" fo:text-indent="0cm" style:auto-text-indent="false"/>
    </style:style>
    <style:style style:name="Header" style:family="paragraph" style:parent-style-name="Standard" style:class="extra" style:master-page-name="">
      <style:paragraph-properties style:page-number="auto"/>
      <style:text-properties style:font-name="Calibri"/>
    </style:style>
    <style:style style:name="Footer" style:family="paragraph" style:parent-style-name="Standard" style:class="extra">
      <style:text-properties style:font-name="Calibri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style:font-name="Times New Roman" fo:font-size="10pt" style:font-size-asian="10pt" style:font-size-complex="10pt"/>
    </style:style>
    <style:style style:name="Seznam_20_s_20_odrážkami" style:display-name="Seznam s odrážkami" style:family="paragraph" style:parent-style-name="Standard">
      <style:paragraph-properties fo:margin-left="2.021cm" fo:margin-right="0cm" fo:text-indent="-0.635cm" style:auto-text-indent="false"/>
    </style:style>
    <style:style style:name="Seznam_20_s_20_odrážkami_20_2" style:display-name="Seznam s odrážkami 2" style:family="paragraph" style:parent-style-name="Standard"/>
    <style:style style:name="Naz_5f_Mat_5f_Ot" style:display-name="Naz_Mat_Ot" style:family="paragraph" style:parent-style-name="Standard">
      <style:paragraph-properties fo:margin-top="0.423cm" fo:margin-bottom="0.423cm" fo:text-align="center" style:justify-single-word="false"/>
      <style:text-properties fo:color="#0070c0" style:font-name="Calibri1" fo:font-size="36pt" fo:font-weight="bold" style:font-size-asian="36pt" style:font-weight-asian="bold"/>
    </style:style>
    <style:style style:name="Mo_5f_NP1" style:display-name="Mo_NP1" style:family="paragraph" style:parent-style-name="Heading_20_1" style:next-style-name="Mo_5f_NP2">
      <style:paragraph-properties fo:margin-top="0.36cm" fo:margin-bottom="0.34cm"/>
      <style:text-properties fo:color="#002060" style:font-name="Calibri1" style:font-weight-complex="normal"/>
    </style:style>
    <style:style style:name="Mo_5f_NP2" style:display-name="Mo_NP2" style:family="paragraph" style:parent-style-name="Heading_20_2" style:next-style-name="Mo_5f_NP3">
      <style:paragraph-properties fo:margin-top="0.353cm" fo:margin-bottom="0cm" fo:line-height="115%" fo:keep-with-next="auto"/>
      <style:text-properties fo:color="#e36c0a" style:font-name="Calibri2" style:font-style-complex="normal" style:font-weight-complex="normal"/>
    </style:style>
    <style:style style:name="Mo_5f_NP3" style:display-name="Mo_NP3" style:family="paragraph" style:parent-style-name="Standard">
      <style:paragraph-properties fo:margin-left="0.3cm" fo:margin-right="0cm" fo:margin-top="0.3cm" fo:margin-bottom="0cm" fo:keep-together="always" fo:text-indent="0cm" style:auto-text-indent="false"/>
      <style:text-properties fo:color="#548dd4" style:font-name="Calibri1" fo:font-size="13pt" fo:font-weight="bold" style:font-size-asian="13pt" style:font-weight-asian="bold" style:font-size-complex="13pt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entář_2f_citace" style:display-name="Komentář/citace" style:family="paragraph" style:parent-style-name="Standard">
      <style:text-properties fo:color="#95b3d7" fo:font-size="11pt" fo:font-style="italic" style:font-size-asian="11pt" style:font-style-asian="italic"/>
    </style:style>
    <style:style style:name="Odstavec_20_se_20_seznamem" style:display-name="Odstavec se seznamem" style:family="paragraph" style:parent-style-name="Standard">
      <style:paragraph-properties fo:margin-left="1.27cm" fo:margin-right="0cm" fo:text-indent="0cm" style:auto-text-indent="false"/>
      <style:text-properties style:font-name="Nimbus Roman No9 L1" fo:font-size="11pt"/>
    </style:style>
    <style:style style:name="Mo_5f_odrážkovaný_20_text" style:display-name="Mo_odrážkovaný text" style:family="paragraph" style:parent-style-name="Odstavec_20_se_20_seznamem">
      <style:text-properties style:font-name="Nimbus Roman No9 L1" fo:font-size="11pt"/>
    </style:style>
    <style:style style:name="Normální_20_odsazený" style:display-name="Normální odsazený" style:family="paragraph" style:parent-style-name="Standard">
      <style:paragraph-properties fo:margin-left="1.249cm" fo:margin-right="0cm" fo:text-indent="0cm" style:auto-text-indent="false"/>
      <style:text-properties style:font-name="Nimbus Roman No9 L1" fo:font-size="11pt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8z0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Standardní_20_písmo_20_odstavce" style:display-name="Standardní písmo odstavce" style:family="text"/>
    <style:style style:name="_20_Char_20_Char6" style:display-name=" Char Char6" style:family="text" style:parent-style-name="Standardní_20_písmo_20_odstavce">
      <style:text-properties fo:color="#800000" style:font-name="Arial" fo:font-size="16pt" fo:font-weight="bold" style:letter-kerning="true" style:font-name-asian="Times New Roman" style:font-size-asian="16pt" style:font-weight-asian="bold" style:font-name-complex="Arial" style:font-size-complex="16pt" style:font-weight-complex="bold"/>
    </style:style>
    <style:style style:name="_20_Char_20_Char5" style:display-name=" Char Char5" style:family="text" style:parent-style-name="Standardní_20_písmo_20_odstavce">
      <style:text-properties fo:color="#006600" style:font-name="Arial" fo:font-size="14pt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_20_Char_20_Char4" style:display-name=" Char Char4" style:family="text" style:parent-style-name="Standardní_20_písmo_20_odstavce">
      <style:text-properties fo:color="#000080"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_20_Char_20_Char2" style:display-name=" Char Char2" style:family="text" style:parent-style-name="Standardní_20_písmo_20_odstavce">
      <style:text-properties style:font-name="Calibri3" fo:font-size="12pt" style:font-name-asian="Times New Roman" style:font-size-asian="12pt" style:font-name-complex="Times New Roman" style:font-size-complex="12pt"/>
    </style:style>
    <style:style style:name="_20_Char_20_Char1" style:display-name=" Char Char1" style:family="text" style:parent-style-name="Standardní_20_písmo_20_odstavce">
      <style:text-properties style:font-name="Calibri3" fo:font-size="12pt" style:font-name-asian="Times New Roman" style:font-size-asian="12pt" style:font-name-complex="Times New Roman" style:font-size-complex="12pt"/>
    </style:style>
    <style:style style:name="_20_Char_20_Char3" style:display-name=" Char Char3" style:family="text" style:parent-style-name="Standardní_20_písmo_20_odstavce">
      <style:text-properties style:font-name="Calibri3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Zástupný_20_text" style:display-name="Zástupný text" style:family="text" style:parent-style-name="Standardní_20_písmo_20_odstavce">
      <style:text-properties fo:color="#808080"/>
    </style:style>
    <style:style style:name="_20_Char_20_Char" style:display-name=" Char Char" style:family="text" style:parent-style-name="Standardní_20_písmo_20_odstavce">
      <style:text-properties style:font-name="Tahoma" fo:font-size="8pt" style:font-name-asian="Times New Roman" style:font-size-asian="8pt" style:font-name-complex="Tahoma" style:font-size-complex="8pt"/>
    </style:style>
    <style:style style:name="Mo_5f_NP3_20_Char" style:display-name="Mo_NP3 Char" style:family="text" style:parent-style-name="Standardní_20_písmo_20_odstavce">
      <style:text-properties fo:color="#548dd4" style:font-name="Calibri3" fo:font-size="13pt" fo:language="cs" fo:country="CZ" fo:font-weight="bold" style:font-size-asian="13pt" style:font-weight-asian="bold" style:font-size-complex="13pt" style:language-complex="ar" style:country-complex="SA"/>
    </style:style>
    <style:style style:name="Kód_20_HTML" style:display-name="Kód HTML" style:family="text" style:parent-style-name="Standardní_20_písmo_20_odstavce">
      <style:text-properties style:font-name="Courier New" fo:font-size="10pt" style:font-name-asian="Times New Roman" style:font-size-asian="10pt" style:font-name-complex="Courier New" style:font-size-complex="10pt"/>
    </style:style>
    <style:style style:name="mw-headline" style:family="text" style:parent-style-name="Standardní_20_písmo_20_odstavce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8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Bullet_20_Symbols" style:num-suffix="." text:bullet-char="•">
        <style:list-level-properties text:space-before="2.131cm" text:min-label-width="0.635cm"/>
        <style:text-properties style:font-name="StarSymbol1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1.386cm" text:min-label-width="0.635cm"/>
      </text:list-level-style-number>
      <text:list-level-style-number text:level="2" style:num-suffix="." style:num-format="a" style:num-letter-sync="true">
        <style:list-level-properties text:space-before="2.656cm" text:min-label-width="0.635cm"/>
      </text:list-level-style-number>
      <text:list-level-style-number text:level="3" style:num-suffix="." style:num-format="i">
        <style:list-level-properties text:min-label-width="4.561cm" text:min-label-distance="0.318cm" fo:text-align="end"/>
      </text:list-level-style-number>
      <text:list-level-style-number text:level="4" style:num-suffix="." style:num-format="1">
        <style:list-level-properties text:space-before="5.196cm" text:min-label-width="0.635cm"/>
      </text:list-level-style-number>
      <text:list-level-style-number text:level="5" style:num-suffix="." style:num-format="a" style:num-letter-sync="true">
        <style:list-level-properties text:space-before="6.466cm" text:min-label-width="0.635cm"/>
      </text:list-level-style-number>
      <text:list-level-style-number text:level="6" style:num-suffix="." style:num-format="i">
        <style:list-level-properties text:min-label-width="8.371cm" text:min-label-distance="0.318cm" fo:text-align="end"/>
      </text:list-level-style-number>
      <text:list-level-style-number text:level="7" style:num-suffix="." style:num-format="1">
        <style:list-level-properties text:space-before="9.006cm" text:min-label-width="0.635cm"/>
      </text:list-level-style-number>
      <text:list-level-style-number text:level="8" style:num-suffix="." style:num-format="a" style:num-letter-sync="true">
        <style:list-level-properties text:space-before="10.276cm" text:min-label-width="0.635cm"/>
      </text:list-level-style-number>
      <text:list-level-style-number text:level="9" style:num-suffix="." style:num-format="i">
        <style:list-level-properties text:min-label-width="12.18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space-before="0.935cm" text:min-label-width="0.635cm"/>
        <style:text-properties style:font-name="Courier New1"/>
      </text:list-level-style-bullet>
      <text:list-level-style-bullet text:level="2" text:style-name="WW8Num11z0" style:num-suffix="." text:bullet-char="o">
        <style:list-level-properties text:space-before="2.2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4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745cm" text:min-label-width="0.635cm"/>
        <style:text-properties style:font-name="Symbol"/>
      </text:list-level-style-bullet>
      <text:list-level-style-bullet text:level="5" text:style-name="WW8Num11z0" style:num-suffix="." text:bullet-char="o">
        <style:list-level-properties text:space-before="6.0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7.2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555cm" text:min-label-width="0.635cm"/>
        <style:text-properties style:font-name="Symbol"/>
      </text:list-level-style-bullet>
      <text:list-level-style-bullet text:level="8" text:style-name="WW8Num11z0" style:num-suffix="." text:bullet-char="o">
        <style:list-level-properties text:space-before="9.8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0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Header">
      <style:paragraph-properties>
        <style:tab-stops>
          <style:tab-stop style:position="8.89cm" style:type="center"/>
          <style:tab-stop style:position="18.098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 fo:padding="0cm" fo:border-left="none" fo:border-right="none" fo:border-top="0.002cm solid #000000" fo:border-bottom="none"/>
    </style:style>
    <style:page-layout style:name="pm1">
      <style:page-layout-properties fo:page-width="21.001cm" fo:page-height="29.7cm" style:num-format="1" style:print-orientation="portrait" fo:margin-top="0.7cm" fo:margin-bottom="0.7cm" fo:margin-left="1.501cm" fo:margin-right="1.316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4cm" fo:margin-left="0cm" fo:margin-right="0cm" fo:margin-bottom="1.005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</office:automatic-styles>
  <office:master-styles>
    <style:master-page style:name="Standard" style:page-layout-name="pm1">
      <style:header>
        <text:p text:style-name="P1">Informační technologie - MO 11<text:tab/>Technologie procesoru – Intel 8086<text:tab/>Pavel Suk</text:p>
      </style:header>
      <style:footer>
        <text:p text:style-name="P2">Strana <text:page-number text:select-page="current">7</text:page-number> z <text:page-count style:num-format="1"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editing-cycles>1</meta:editing-cycles>
    <meta:editing-duration>PT0S</meta:editing-duration>
    <meta:user-defined meta:name="Informace 1"/>
    <meta:user-defined meta:name="Informace 2"/>
    <meta:user-defined meta:name="Informace 3"/>
    <meta:user-defined meta:name="Informace 4"/>
    <meta:user-defined meta:name="LastSavedTime" meta:value-type="string">19.2.2008 20:37</meta:user-defined>
    <meta:user-defined meta:name="LastSavedBy" meta:value-type="string">Dragnor</meta:user-defined>
    <meta:document-statistic meta:table-count="0" meta:image-count="1" meta:object-count="0" meta:page-count="7" meta:paragraph-count="238" meta:word-count="2452" meta:character-count="16962"/>
  </office:meta>
</office:document-meta>
</file>